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323cm" style:rel-column-width="5099*"/>
    </style:style>
    <style:style style:name="表6.B" style:family="table-column">
      <style:table-column-properties style:column-width="15.677cm" style:rel-column-width="60436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2.772cm" fo:margin-left="1.222cm" fo:margin-right="3.006cm" table:align="margins" style:writing-mode="lr-tb"/>
    </style:style>
    <style:style style:name="表9.A" style:family="table-column">
      <style:table-column-properties style:column-width="1.058cm" style:rel-column-width="5430*"/>
    </style:style>
    <style:style style:name="表9.B" style:family="table-column">
      <style:table-column-properties style:column-width="11.714cm" style:rel-column-width="6010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メイリオ" fo:font-size="14pt" style:font-name-asian="メイリオ" style:font-size-asian="14pt" style:font-size-complex="14pt"/>
    </style:style>
    <style:style style:name="P4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5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3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color="#ff0000" fo:font-size="15pt" fo:background-color="#f4cccc"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language-asian="ja" style:country-asian="JP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00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text:span text:style-name="T1">9_X</text:span>--------------------------------------------------------------------</text:p>
      <text:p text:style-name="P13">res free# JVEMV6 41# 9_3 / 41. economics / 9. economic-forecast / 2020年4月28日17:06:56</text:p>
      <text:p text:style-name="P6"/>
      <text:p text:style-name="P6">[do] <text:span text:style-name="T4">#_ </text:span></text:p>
      <text:list xml:id="list6205227740743560476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T-1.1 : graph</text:p>
              <text:list>
                <text:list-item>
                  <text:list>
                    <text:list-item>
                      <text:p text:style-name="P17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7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7">sheet : 1</text:p>
              <text:list>
                <text:list-item>
                  <text:p text:style-name="P17">半導体・フラットパネルディスプレイ製造装置</text:p>
                </text:list-item>
                <text:list-item>
                  <text:p text:style-name="P17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7"><text:soft-page-break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615645527768634143" text:style-name="L2">
        <text:list-item>
          <text:p text:style-name="P18">TASK : ANY</text:p>
        </text:list-item>
      </text:list>
      <text:p text:style-name="P6">[further]</text:p>
      <text:p text:style-name="P12"><text:span text:style-name="T9"><text:line-break/></text:span><text:span text:style-name="T10">[/ XXX] 20200428_172904</text:span></text:p>
      <text:p text:style-name="P5"/>
      <text:p text:style-name="P11"/>
      <text:p text:style-name="P6"><text:span text:style-name="T1">9_</text:span><text:span text:style-name="T2">3</text:span>--------------------------------------------------------------------</text:p>
      <text:p text:style-name="P13">res free# JVEMV6 41# 9_4 / 41. economics / 9. economic-forecast / 20200430_131518</text:p>
      <text:p text:style-name="P6"/>
      <text:p text:style-name="P6">[do] <text:span text:style-name="T4">#_ </text:span></text:p>
      <text:list xml:id="list2413217854434420992" text:style-name="L3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p text:style-name="P19">2019Q4 ==&gt; <text:span text:style-name="T11">指数が小さいもの、トップ１０ </text:span></text:p>
                </text:list-item>
                <text:list-item>
                  <text:p text:style-name="P19">==&gt; sheet “2” : b2015_gsq1j.ods</text:p>
                </text:list-item>
              </text:list>
            </text:list-item>
            <text:list-item>
              <text:p text:style-name="P19">T-1.1<text:span text:style-name="T11"> : 小さいもの</text:span></text:p>
              <text:list>
                <text:list-item>
                  <text:p text:style-name="P19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37704923" text:continue-numbering="true" text:style-name="L3">
        <text:list-item>
          <text:list>
            <text:list-item>
              <text:list>
                <text:list-item>
                  <text:p text:style-name="P19">graph</text:p>
                </text:list-item>
                <text:list-item>
                  <text:p text:style-name="P19"><text:soft-page-break/>FACTS</text:p>
                  <text:list>
                    <text:list-item>
                      <text:p text:style-name="P19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33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3770554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3"/>
                    </text:list-item>
                  </text:list>
                </text:list-item>
              </text:list>
            </text:list-item>
            <text:list-item>
              <text:p text:style-name="P33">T-1.3 : 小さいもの、「付加生産ウエイト」</text:p>
              <text:list>
                <text:list-item>
                  <text:p text:style-name="P33">sheet : “3”</text:p>
                </text:list-item>
              </text:list>
            </text:list-item>
          </text:list>
        </text:list-item>
        <text:list-item>
          <text:p text:style-name="P33">TASK-2 : q-2</text:p>
          <text:list>
            <text:list-item>
              <text:list>
                <text:list-item>
                  <text:p text:style-name="P19"/>
                </text:list-item>
                <text:list-item>
                  <text:p text:style-name="P19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search : “<text:span text:style-name="T11">日本 第3次産業 比率</text:span>”</text:p>
                </text:list-item>
                <text:list-item>
                  <text:p text:style-name="P19">search : “<text:span text:style-name="T11">日本 国勢調査 平成２７年</text:span>”</text:p>
                </text:list-item>
              </text:list>
            </text:list-item>
            <text:list-item>
              <text:p text:style-name="P19">FOUND</text:p>
              <text:list>
                <text:list-item>
                  <text:p text:style-name="P33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8242027418810694102" text:style-name="L4">
        <text:list-item>
          <text:p text:style-name="P20">TASK : q-3</text:p>
        </text:list-item>
        <text:list-item>
          <text:p text:style-name="P20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6"><text:soft-page-break/>[further]</text:p>
      <text:list xml:id="list5611763877630321836" text:style-name="L5">
        <text:list-item>
          <text:p text:style-name="P21"/>
        </text:list-item>
      </text:list>
      <text:p text:style-name="P5"><text:line-break/><text:span text:style-name="T6">[/ XXX] 20200430_143431</text:span></text:p>
      <text:p text:style-name="P5"/>
      <text:p text:style-name="P11"/>
      <text:p text:style-name="P8"/>
      <text:p text:style-name="P6"><text:span text:style-name="T2">9_4</text:span>--------------------------------------------------------------------</text:p>
      <text:p text:style-name="P13">res free# JVEMV6 41# 9_5 / 41. economics / 9. economic-forecast / 20200918_213849</text:p>
      <text:p text:style-name="P8"/>
      <text:p text:style-name="P6">[do] <text:span text:style-name="T4">#_ </text:span></text:p>
      <text:list xml:id="list3966564789951306776" text:style-name="L6">
        <text:list-item>
          <text:p text:style-name="P22">REVIEW </text:p>
        </text:list-item>
        <text:list-item>
          <text:p text:style-name="P22">TASK-1 : W-1 ==&gt; 貿易収支 日本</text:p>
          <text:list>
            <text:list-item>
              <text:p text:style-name="P22">T-1.1</text:p>
              <text:list>
                <text:list-item>
                  <text:p text:style-name="P22">41#9.5_watch.ods : sheet “1”</text:p>
                </text:list-item>
                <text:list-item>
                  <text:p text:style-name="P22"/>
                </text:list-item>
                <text:list-item>
                  <text:p text:style-name="P22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8335307130842875903" text:style-name="L7">
        <text:list-item>
          <text:p text:style-name="P23">TASK<text:span text:style-name="T11"> : ANY</text:span></text:p>
        </text:list-item>
      </text:list>
      <text:p text:style-name="P6">[further]</text:p>
      <text:p text:style-name="P5"><text:line-break/><text:span text:style-name="T6">[/ XXX] 20200918_220325</text:span></text:p>
      <text:p text:style-name="P5"/>
      <text:p text:style-name="P11"/>
      <text:p text:style-name="P6"><text:span text:style-name="T2">9.5_1</text:span>--------------------------------------------------------------------</text:p>
      <text:p text:style-name="P13">[9.5_2]res free# JVEMV6 41# 9_5 / 41. economics / 9. economic-forecast / 5. watch / 20200919_182201</text:p>
      <text:p text:style-name="P10"/>
      <text:p text:style-name="P6">[do] <text:span text:style-name="T4">#_ </text:span></text:p>
      <text:list xml:id="list4066711291078909480" text:style-name="L8">
        <text:list-item>
          <text:p text:style-name="P24"><text:span text:style-name="T4">#_ </text:span>REVIEW 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4.A2" office:value-type="string">
            <text:p text:style-name="P6">C:\WORKS_2\WS\WS_Others.JVEMV6\JVEMV6\41_economics\9_economic-forecast\41#9_economic-forecast.[admin].ods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</table:table>
      <text:list xml:id="list37716132" text:continue-numbering="true" text:style-name="L8">
        <text:list-item>
          <text:p text:style-name="P34">サービス収支 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5.A2" office:value-type="string">
            <text:p text:style-name="P6"/>
          </table:table-cell>
        </table:table-row>
      </table:table>
      <text:list xml:id="list37733754" text:continue-numbering="true" text:style-name="L8">
        <text:list-item>
          <text:list>
            <text:list-item>
              <text:p text:style-name="P24">steps</text:p>
              <text:list>
                <text:list-item>
                  <text:p text:style-name="P24"><text:soft-page-break/>select cells ==&gt; 2018.1 ~ 202<text:span text:style-name="T11">0.7</text:span></text:p>
                </text:list-item>
                <text:list-item>
                  <text:p text:style-name="P34">sakura</text:p>
                  <text:list>
                    <text:list-item>
                      <text:p text:style-name="P34">C/P</text:p>
                    </text:list-item>
                    <text:list-item>
                      <text:p text:style-name="P34">replace</text:p>
                      <text:list>
                        <text:list-item>
                          <text:p text:style-name="P34">“△ ” ==&gt; “-”</text:p>
                        </text:list-item>
                        <text:list-item>
                          <text:p text:style-name="P34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4">sheet</text:p>
                  <text:list>
                    <text:list-item>
                      <text:p text:style-name="P34">insert ==&gt; new sheet</text:p>
                    </text:list-item>
                    <text:list-item>
                      <text:p text:style-name="P34">numbers ==&gt; C/P</text:p>
                    </text:list-item>
                    <text:list-item>
                      <text:p text:style-name="P34">list of year numbers ==&gt; C/P</text:p>
                    </text:list-item>
                    <text:list-item>
                      <text:p text:style-name="P24"><text:span text:style-name="T5">#_ </text:span><text:span text:style-name="T11">2019, 2020 data ==&gt; to other columns</text:span></text:p>
                    </text:list-item>
                    <text:list-item>
                      <text:p text:style-name="P34">each column ==&gt; add name (year number)</text:p>
                    </text:list-item>
                    <text:list-item>
                      <text:p text:style-name="P34">blank cells ==&gt; add “-”</text:p>
                    </text:list-item>
                  </text:list>
                </text:list-item>
              </text:list>
            </text:list-item>
            <text:list-item>
              <text:p text:style-name="P34">result</text:p>
            </text:list-item>
            <text:list-item>
              <text:p text:style-name="P34"><draw:frame draw:style-name="fr1" draw:name="オブジェクト5" text:anchor-type="paragraph" svg:width="11.92cm" svg:height="6.705cm" draw:z-index="4"><draw:object xlink:href="./Object 5" xlink:type="simple" xlink:show="embed" xlink:actuate="onLoad"/><draw:image xlink:href="./ObjectReplacements/Object 5" xlink:type="simple" xlink:show="embed" xlink:actuate="onLoad"/></draw:frame>ob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/>
          </table:table-cell>
          <table:table-cell table:style-name="表6.B1" office:value-type="string">
            <text:p text:style-name="P6">202<text:span text:style-name="T11">0年の、１－６月。前２年と違う月</text:span></text:p>
            <text:list xml:id="list341538095092065533" text:style-name="L9">
              <text:list-item>
                <text:p text:style-name="P35">２月　=&gt;　減少</text:p>
              </text:list-item>
              <text:list-item>
                <text:p text:style-name="P35">３月　=&gt;　プラスではなく、ほぼ０</text:p>
              </text:list-item>
              <text:list-item>
                <text:p text:style-name="P35">５月　=&gt;　前年と異なり、マイナス。前々年よりも、大きく。</text:p>
              </text:list-item>
              <text:list-item>
                <text:p text:style-name="P35"><text:soft-page-break/>６月　=&gt;　前年と異なり、マイナス。しかし、前々年と、ほぼ同じ。</text:p>
              </text:list-item>
            </text:list>
          </table:table-cell>
        </table:table-row>
        <table:table-row>
          <table:table-cell table:style-name="表6.A2" office:value-type="string">
            <text:p text:style-name="P6"/>
          </table:table-cell>
          <table:table-cell table:style-name="表6.B2" office:value-type="string">
            <text:p text:style-name="P6"/>
          </table:table-cell>
        </table:table-row>
      </table:table>
      <text:list xml:id="list37714968" text:continue-list="list37733754" text:style-name="L8">
        <text:list-item>
          <text:list>
            <text:list-item>
              <text:p text:style-name="P24"/>
              <text:list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4">TASK-1</text:p>
        </text:list-item>
      </text:list>
      <text:p text:style-name="P6"/>
      <text:p text:style-name="P6">[next]</text:p>
      <text:list xml:id="list6053597313089136876" text:style-name="L10">
        <text:list-item>
          <text:p text:style-name="P25">TASK-1</text:p>
          <text:list>
            <text:list-item>
              <text:p text:style-name="P36">前回の、貿易収支　=&gt;　もう一度、作成。期間＝２０１８年以降。</text:p>
            </text:list-item>
          </text:list>
        </text:list-item>
      </text:list>
      <text:p text:style-name="P6">[further]</text:p>
      <text:p text:style-name="P10"><text:line-break/><text:span text:style-name="T6">[/ XXX] 20200919_182143</text:span></text:p>
      <text:p text:style-name="P10"/>
      <text:p text:style-name="P10"/>
      <text:p text:style-name="P11"/>
      <text:p text:style-name="P8"/>
      <text:p text:style-name="P6"><text:span text:style-name="T2">9.5_2</text:span>--------------------------------------------------------------------</text:p>
      <text:p text:style-name="P13">[9.5_3]res free# JVEMV6 41# 9_5 / 41. economics / 9. economic-forecast / 5. watch / 20200920_182207</text:p>
      <text:p text:style-name="P8"/>
      <text:p text:style-name="P6">[do] <text:span text:style-name="T4">#_ </text:span></text:p>
      <text:list xml:id="list2450274936532703160" text:style-name="L11">
        <text:list-item>
          <text:p text:style-name="P26">REVIEW </text:p>
        </text:list-item>
        <text:list-item>
          <text:p text:style-name="P26">TASK-1 : (relative) <text:span text:style-name="T11">前回の、貿易収支　=&gt;　もう一度、作成。期間＝２０１８年以降</text:span></text:p>
          <text:list>
            <text:list-item>
              <text:p text:style-name="P37"><text:soft-page-break/>T-1.1 : </text:p>
              <text:list>
                <text:list-item>
                  <text:p text:style-name="P37">bop_1_2007.xls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8.A2" office:value-type="string">
            <text:p text:style-name="P6">C:\WORKS_2\WS\WS_Others.JVEMV6\JVEMV6\41_economics\9_economic-forecast\41#9_economic-forecast.[admin].ods</text:p>
          </table:table-cell>
        </table:table-row>
      </table:table>
      <table:table table:name="表7" table:style-name="表7">
        <table:table-column table:style-name="表7.A"/>
        <table:table-row>
          <table:table-cell table:style-name="表7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list xml:id="list37728542" text:continue-numbering="true" text:style-name="L11">
        <text:list-item>
          <text:list>
            <text:list-item>
              <text:p text:style-name="P26">steps</text:p>
              <text:list>
                <text:list-item>
                  <text:p text:style-name="P26">select cells ==&gt; 2018.1 ~ 202<text:span text:style-name="T11">0.7</text:span></text:p>
                </text:list-item>
                <text:list-item>
                  <text:p text:style-name="P37">sakura</text:p>
                  <text:list>
                    <text:list-item>
                      <text:p text:style-name="P37">C/P</text:p>
                    </text:list-item>
                    <text:list-item>
                      <text:p text:style-name="P37">replace</text:p>
                      <text:list>
                        <text:list-item>
                          <text:p text:style-name="P37">“△ ” ==&gt; “-”</text:p>
                        </text:list-item>
                        <text:list-item>
                          <text:p text:style-name="P37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7">sheet</text:p>
                  <text:list>
                    <text:list-item>
                      <text:p text:style-name="P37">insert ==&gt; new sheet</text:p>
                    </text:list-item>
                    <text:list-item>
                      <text:p text:style-name="P37">numbers ==&gt; C/P</text:p>
                    </text:list-item>
                    <text:list-item>
                      <text:p text:style-name="P37">list of year numbers ==&gt; C/P</text:p>
                    </text:list-item>
                    <text:list-item>
                      <text:p text:style-name="P37">2019, 2020 data ==&gt; to other columns</text:p>
                    </text:list-item>
                    <text:list-item>
                      <text:p text:style-name="P37">each column ==&gt; add name (year number)</text:p>
                    </text:list-item>
                    <text:list-item>
                      <text:p text:style-name="P37">blank cells ==&gt; add “-”</text:p>
                    </text:list-item>
                  </text:list>
                </text:list-item>
              </text:list>
            </text:list-item>
            <text:list-item>
              <text:p text:style-name="P37"><draw:frame draw:style-name="fr2" draw:name="オブジェクト6" text:anchor-type="paragraph" svg:x="2.588cm" svg:y="3.761cm" svg:width="11.825cm" svg:height="6.652cm" draw:z-index="5"><draw:object xlink:href="./Object 6" xlink:type="simple" xlink:show="embed" xlink:actuate="onLoad"/><draw:image xlink:href="./ObjectReplacements/Object 6" xlink:type="simple" xlink:show="embed" xlink:actuate="onLoad"/></draw:frame><text:soft-page-break/>result : C:\WORKS_2\WS\WS_Others.JVEMV6\JVEMV6\41_economics\9_economic-forecast\41#9.5_watch.ods sheet:”3”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3">1</text:p>
          </table:table-cell>
          <table:table-cell table:style-name="表9.B1" office:value-type="string">
            <text:p text:style-name="P4">２月。中国が、封鎖を始めた月。　=&gt;　過去２年より、プラス。前年の２倍強、２年前の７倍弱。</text:p>
          </table:table-cell>
        </table:table-row>
        <table:table-row>
          <table:table-cell table:style-name="表9.A2" office:value-type="float" office:value="2">
            <text:p text:style-name="P3">2</text:p>
          </table:table-cell>
          <table:table-cell table:style-name="表9.B2" office:value-type="string">
            <text:p text:style-name="P4">３月、４月：減少が大きい。</text:p>
          </table:table-cell>
        </table:table-row>
        <table:table-row>
          <table:table-cell table:style-name="表9.A2" office:value-type="float" office:value="3">
            <text:p text:style-name="P3">3</text:p>
          </table:table-cell>
          <table:table-cell table:style-name="表9.B2" office:value-type="string">
            <text:p text:style-name="P4">５月：マイナス。ただし、例年なみ。</text:p>
          </table:table-cell>
        </table:table-row>
        <table:table-row>
          <table:table-cell table:style-name="表9.A2" office:value-type="float" office:value="4">
            <text:p text:style-name="P3">4</text:p>
          </table:table-cell>
          <table:table-cell table:style-name="表9.B2" office:value-type="string">
            <text:p text:style-name="P4">６月：減少。マイナス。７億ドル弱。</text:p>
          </table:table-cell>
        </table:table-row>
      </table:table>
      <text:list xml:id="list37719792" text:continue-numbering="true" text:style-name="L11">
        <text:list-item>
          <text:p text:style-name="P37"><text:span text:style-name="T14">TASK-2 : 日本、国際収支：内訳</text:span> </text:p>
          <text:list>
            <text:list-item>
              <text:p text:style-name="P37">T-1.1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0.A2" office:value-type="string">
            <text:p text:style-name="P6"/>
          </table:table-cell>
        </table:table-row>
      </table:table>
      <text:list xml:id="list37726352" text:continue-numbering="true" text:style-name="L11">
        <text:list-item>
          <text:list>
            <text:list-item>
              <text:p text:style-name="P37"/>
            </text:list-item>
          </text:list>
        </text:list-item>
      </text:list>
      <text:p text:style-name="P6"/>
      <text:p text:style-name="P6">[next]</text:p>
      <text:list xml:id="list2126475661269143186" text:style-name="L12">
        <text:list-item>
          <text:p text:style-name="P38">TASK : 日本、国際収支：内訳</text:p>
        </text:list-item>
      </text:list>
      <table:table table:name="表11" table:style-name="表11">
        <table:table-column table:style-name="表11.A"/>
        <text:soft-page-break/>
        <table:table-row>
          <table:table-cell table:style-name="表11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1.A2" office:value-type="string">
            <text:p text:style-name="P6"/>
          </table:table-cell>
        </table:table-row>
      </table:table>
      <text:p text:style-name="P7"/>
      <text:p text:style-name="P6">[further]</text:p>
      <text:p text:style-name="P10"><text:line-break/><text:span text:style-name="T6">[/ XXX] </text:span></text:p>
      <text:p text:style-name="P8"/>
      <text:p text:style-name="P8"/>
      <text:p text:style-name="P11"/>
      <text:p text:style-name="P6"><text:span text:style-name="T2">9.5_3</text:span>--------------------------------------------------------------------</text:p>
      <text:p text:style-name="P13">[9.5_4]res free# JVEMV6 41#9.5 / 41. economics / 9. economic-forecast / 5. watch / 20200929_171050</text:p>
      <text:p text:style-name="P8"/>
      <text:p text:style-name="P6">[do] <text:span text:style-name="T4">#_ </text:span></text:p>
      <text:list xml:id="list106684803508082167" text:style-name="L13">
        <text:list-item>
          <text:p text:style-name="P27">REVIEW </text:p>
        </text:list-item>
        <text:list-item>
          <text:p text:style-name="P39">TASK : 日本、国際収支：内訳</text:p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2.A2" office:value-type="string">
            <text:p text:style-name="P6">C:\WORKS_2\Downloads\bop_1_2007(1).xls</text:p>
            <text:p text:style-name="P6">(日本の国際収支　（経常収支）　ドル建て)</text:p>
          </table:table-cell>
        </table:table-row>
      </table:table>
      <text:list xml:id="list37717349" text:continue-numbering="true" text:style-name="L13">
        <text:list-item>
          <text:list>
            <text:list-item>
              <text:p text:style-name="P39">docs</text:p>
              <text:list>
                <text:list-item>
                  <text:p text:style-name="P39"><text:a xlink:type="simple" xlink:href="https://ja.wikipedia.org/wiki/国際収支統計#国際収支マニュアル" text:style-name="Internet_20_link" text:visited-style-name="Visited_20_Internet_20_Link">https://ja.wikipedia.org/wiki/国際収支統計#国際収支マニュアル</text:a><text:tab/>:d-1</text:p>
                </text:list-item>
                <text:list-item>
                  <text:p text:style-name="P39"><text:a xlink:type="simple" xlink:href="https://www.jetro.go.jp/world/japan/stats/bop.html" text:style-name="Internet_20_link" text:visited-style-name="Visited_20_Internet_20_Link">https://www.jetro.go.jp/world/japan/stats/bop.html</text:a> “ 経常<text:soft-page-break/>収支エクセルファイル (74KB)”</text:p>
                </text:list-item>
                <text:list-item>
                  <text:p text:style-name="P39"><draw:frame draw:style-name="fr3" draw:name="オブジェクト7" text:anchor-type="paragraph" svg:width="12.33cm" svg:height="6.936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7">C:\WORKS_2\WS\WS_Others.JVEMV6\JVEMV6\41_economics\9_economic-forecast\41#9.5_watch.ods / sheet “4”</text:p>
          </table:table-cell>
        </table:table-row>
      </table:table>
      <text:list xml:id="list37710076" text:continue-numbering="true" text:style-name="L13">
        <text:list-item>
          <text:list>
            <text:list-item>
              <text:list>
                <text:list-item>
                  <text:p text:style-name="P39"/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4402882721620019297" text:style-name="L14">
        <text:list-item>
          <text:p text:style-name="P28">TASK : “日本の国際収支　（経常収支）　ドル建て” ==&gt; continue</text:p>
        </text:list-item>
      </text:list>
      <text:p text:style-name="P6">[further]</text:p>
      <text:p text:style-name="P10"><text:line-break/><text:span text:style-name="T6">[/ XXX] 20200929_174819</text:span></text:p>
      <text:p text:style-name="P8"/>
      <text:p text:style-name="P11">@@@</text:p>
      <text:p text:style-name="P6"><text:span text:style-name="T2">9.5_4</text:span>--------------------------------------------------------------------</text:p>
      <text:p text:style-name="P13">[9.5_5]res free# JVEMV6 41#9.5 / 41. economics / 9. economic-forecast / 5. watch / XXX</text:p>
      <text:p text:style-name="P8"/>
      <text:p text:style-name="P6"><text:soft-page-break/>[do] <text:span text:style-name="T4">#_ </text:span></text:p>
      <text:list xml:id="list6836330029636656898" text:style-name="L17">
        <text:list-item>
          <text:p text:style-name="P31">REVIEW </text:p>
        </text:list-item>
        <text:list-item>
          <text:p text:style-name="P31">TASK-1</text:p>
        </text:list-item>
      </text:list>
      <text:p text:style-name="P6"/>
      <text:p text:style-name="P6">[next]</text:p>
      <text:list xml:id="list1893633483020606481" text:style-name="L16">
        <text:list-item>
          <text:p text:style-name="P30">TASK</text:p>
        </text:list-item>
      </text:list>
      <text:p text:style-name="P6">[further]</text:p>
      <text:p text:style-name="P10"><text:line-break/><text:span text:style-name="T6">[/ XXX] </text:span></text:p>
      <text:p text:style-name="P8"/>
      <text:p text:style-name="P8"/>
      <text:p text:style-name="P8">----------------------------------------- [TEMPLATE] 20200428_171932</text:p>
      <text:p text:style-name="P6"><text:span text:style-name="T1">9_X</text:span>--------------------------------------------------------------------</text:p>
      <text:p text:style-name="P13">res free# JVEMV6 41# 9_X / 41. economics / 9. economic-forecast / XXX</text:p>
      <text:p text:style-name="P6"/>
      <text:p text:style-name="P6">[do] <text:span text:style-name="T4">#_ </text:span></text:p>
      <text:list xml:id="list37726830" text:continue-list="list6205227740743560476" text:style-name="L1">
        <text:list-item>
          <text:p text:style-name="P17">REVIEW </text:p>
        </text:list-item>
        <text:list-item>
          <text:p text:style-name="P17">TASK-1</text:p>
        </text:list-item>
      </text:list>
      <text:p text:style-name="P6"/>
      <text:p text:style-name="P6">[next]</text:p>
      <text:list xml:id="list4537605454253294348" text:style-name="L15">
        <text:list-item>
          <text:p text:style-name="P29">TASK</text:p>
        </text:list-item>
      </text:list>
      <text:p text:style-name="P6">[further]</text:p>
      <text:p text:style-name="P5"><text:line-break/><text:span text:style-name="T6">[/ XXX] </text:span></text:p>
      <text:p text:style-name="P5"/>
      <text:p text:style-name="P9"><text:soft-page-break/></text:p>
      <text:p text:style-name="P6">/ <text:span text:style-name="T3">------------------------------- [TEMPLATE] 20200428_171932 /</text:span></text:p>
      <text:p text:style-name="P8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7">41# </text:span><text:span text:style-name="T7">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15">###</text:p>
          </table:table-cell>
        </table:table-row>
        <table:table-row>
          <table:table-cell table:style-name="表1.A2" office:value-type="string">
            <text:p text:style-name="P15">C:\WORKS_2\WS\WS_Others.JVEMV6\JVEMV6\41_economics\9_economic-forecast\end_all.bat <text:s text:c="24"/><text:span text:style-name="T8">[9.5_4]res free# JVEMV6 41#9.5 / 41. economics / 9. economic-forecast / 5. watch / 20200929_171050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3"/>
      <text:p text:style-name="P13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29T17:50:38.18</dc:date>
    <dc:creator>iwabuchi ken</dc:creator>
    <meta:editing-duration>PT3H25M16S</meta:editing-duration>
    <meta:editing-cycles>45</meta:editing-cycles>
    <meta:generator>OpenOffice/4.1.3$Win32 OpenOffice.org_project/413m1$Build-9783</meta:generator>
    <meta:document-statistic meta:table-count="13" meta:image-count="0" meta:object-count="7" meta:page-count="13" meta:paragraph-count="182" meta:word-count="1208" meta:character-count="52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2cm" svg:height="6.704cm" xlink:href="." xlink:type="simple" chart:class="chart:bar" chart:style-name="ch1">
        <chart:legend chart:legend-position="end" svg:x="10.424cm" svg:y="2.516cm" style:legend-expansion="high" chart:style-name="ch2"/>
        <chart:plot-area chart:style-name="ch3" chart:data-source-has-labels="both" svg:x="0.688cm" svg:y="0.671cm" svg:width="9.26cm" svg:height="5.479cm">
          <chartooo:coordinate-region svg:x="1.786cm" svg:y="0.883cm" svg:width="8.09cm" svg:height="5.05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series chart:style-name="ch9" chart:values-cell-range-address="local-table.$D$2:.$D$13" chart:label-cell-address="local-table.$D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1392">
                <text:p>-1392</text:p>
              </table:table-cell>
              <table:table-cell office:value-type="float" office:value="-1516">
                <text:p>-1516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24cm" svg:height="6.651cm" xlink:href="." xlink:type="simple" chart:class="chart:bar" chart:style-name="ch1">
        <chart:title svg:x="3.551cm" svg:y="0.269cm" chart:style-name="ch2">
          <text:p>貿易収支　（百万USD）</text:p>
        </chart:title>
        <chart:subtitle svg:x="4.823cm" svg:y="1.181cm" chart:style-name="ch3">
          <text:p>2018 - 2020</text:p>
        </chart:subtitle>
        <chart:legend chart:legend-position="end" svg:x="10.328cm" svg:y="2.489cm" style:legend-expansion="high" chart:style-name="ch4"/>
        <chart:plot-area chart:style-name="ch5" chart:data-source-has-labels="both" svg:x="0.686cm" svg:y="2.13cm" svg:width="9.17cm" svg:height="3.968cm">
          <chartooo:coordinate-region svg:x="1.969cm" svg:y="2.342cm" svg:width="7.804cm" svg:height="3.544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8884">
                <text:p>-8884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29cm" svg:height="6.935cm" xlink:href="." xlink:type="simple" chart:class="chart:line" chart:style-name="ch1">
        <chart:title svg:x="4.811cm" svg:y="0.273cm" chart:style-name="ch2">
          <text:p>日本　各収支</text:p>
        </chart:title>
        <chart:subtitle svg:x="4.083cm" svg:y="1.139cm" chart:style-name="ch3">
          <text:p>（２０１８年、１００万ドル）</text:p>
        </chart:subtitle>
        <chart:legend chart:legend-position="end" svg:x="9.715cm" svg:y="2.527cm" style:legend-expansion="high" chart:style-name="ch4"/>
        <chart:plot-area chart:style-name="ch5" chart:data-source-has-labels="both" svg:x="0.696cm" svg:y="2.044cm" svg:width="8.527cm" svg:height="4.333cm">
          <chartooo:coordinate-region svg:x="1.979cm" svg:y="2.256cm" svg:width="6.843cm" svg:height="3.909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series chart:style-name="ch12" chart:values-cell-range-address="local-table.$E$2:.$E$13" chart:label-cell-address="local-table.$E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</table:table-cell>
              <table:table-cell office:value-type="string">
                <text:p>サービス</text:p>
              </table:table-cell>
              <table:table-cell office:value-type="string">
                <text:p>第１次</text:p>
              </table:table-cell>
              <table:table-cell office:value-type="string">
                <text:p>第２次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1392">
                <text:p>-1392</text:p>
              </table:table-cell>
              <table:table-cell office:value-type="float" office:value="14151">
                <text:p>14151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1459">
                <text:p>1459</text:p>
              </table:table-cell>
              <table:table-cell office:value-type="float" office:value="18405">
                <text:p>1840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2090">
                <text:p>2090</text:p>
              </table:table-cell>
              <table:table-cell office:value-type="float" office:value="20474">
                <text:p>20474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4230">
                <text:p>-4230</text:p>
              </table:table-cell>
              <table:table-cell office:value-type="float" office:value="18326">
                <text:p>1832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50">
                <text:p>-50</text:p>
              </table:table-cell>
              <table:table-cell office:value-type="float" office:value="22108">
                <text:p>2210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-1683">
                <text:p>-1683</text:p>
              </table:table-cell>
              <table:table-cell office:value-type="float" office:value="5493">
                <text:p>549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1523">
                <text:p>-1523</text:p>
              </table:table-cell>
              <table:table-cell office:value-type="float" office:value="21192">
                <text:p>2119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63">
                <text:p>63</text:p>
              </table:table-cell>
              <table:table-cell office:value-type="float" office:value="20386">
                <text:p>20386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356">
                <text:p>-356</text:p>
              </table:table-cell>
              <table:table-cell office:value-type="float" office:value="16395">
                <text:p>16395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-2480">
                <text:p>-2480</text:p>
              </table:table-cell>
              <table:table-cell office:value-type="float" office:value="18659">
                <text:p>18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222">
                <text:p>222</text:p>
              </table:table-cell>
              <table:table-cell office:value-type="float" office:value="13396">
                <text:p>133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-1279">
                <text:p>-1279</text:p>
              </table:table-cell>
              <table:table-cell office:value-type="float" office:value="4181">
                <text:p>4181</text:p>
              </table:table-cell>
              <table:table-cell office:value-type="float" office:value="-563">
                <text:p>-5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